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ueNotSupportedException.XmlValueNotSupportedException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ValueNotSupportedException.XmlValue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ValueNotSupportedException.XmlValueNotSuppor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